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Синие_20_блоки">
      <style:graphic-properties draw:marker-start="" draw:marker-end="" draw:textarea-vertical-align="top" fo:min-height="2.5cm" fo:min-width="2.5cm"/>
      <style:paragraph-properties style:writing-mode="lr-tb"/>
    </style:style>
    <style:style style:name="gr2" style:family="graphic" style:parent-style-name="Бесцветные">
      <style:graphic-properties fo:min-height="1cm" fo:min-width="2.5cm"/>
      <style:paragraph-properties style:writing-mode="lr-tb"/>
    </style:style>
    <style:style style:name="gr3" style:family="graphic" style:parent-style-name="Heading_20_A4">
      <style:graphic-properties fo:min-height="0.767cm"/>
      <style:paragraph-properties style:writing-mode="lr-tb"/>
    </style:style>
    <style:style style:name="gr4" style:family="graphic" style:parent-style-name="Бесцветные_20_выноски">
      <style:graphic-properties draw:marker-start="" draw:marker-end="" draw:auto-grow-height="false" fo:min-height="0.751cm"/>
      <style:paragraph-properties style:writing-mode="lr-tb"/>
    </style:style>
    <style:style style:name="gr5" style:family="graphic" style:parent-style-name="Бесцветные_20_выноски">
      <style:graphic-properties draw:marker-start="" draw:marker-end="" draw:auto-grow-height="false" fo:min-height="0.751cm" fo:min-width="2.739cm"/>
      <style:paragraph-properties style:writing-mode="lr-tb"/>
    </style:style>
    <style:style style:name="gr6" style:family="graphic" style:parent-style-name="Бесцветные_20_выноски">
      <style:graphic-properties draw:marker-start="" draw:marker-end="" draw:auto-grow-height="false" fo:min-height="0.501cm" fo:min-width="2.739cm"/>
      <style:paragraph-properties style:writing-mode="lr-tb"/>
    </style:style>
    <style:style style:name="gr7" style:family="graphic" style:parent-style-name="Heading_20_A4">
      <style:graphic-properties fo:min-height="0.592cm"/>
      <style:paragraph-properties style:writing-mode="lr-tb"/>
    </style:style>
    <style:style style:name="gr8" style:family="graphic" style:parent-style-name="Синяя_20_стрелка">
      <style:graphic-properties draw:marker-start="Concave"/>
    </style:style>
    <style:style style:name="gr9" style:family="graphic" style:parent-style-name="Бесцветные_20_выноски">
      <style:graphic-properties draw:marker-start="" draw:marker-end="" draw:auto-grow-height="false" fo:min-height="1.251cm"/>
      <style:paragraph-properties style:writing-mode="lr-tb"/>
    </style:style>
    <style:style style:name="gr10" style:family="graphic" style:parent-style-name="Бесцветные_20_выноски">
      <style:graphic-properties draw:marker-start="" draw:marker-end="" draw:auto-grow-height="false" fo:min-height="0.751cm" fo:min-width="3.739cm"/>
      <style:paragraph-properties style:writing-mode="lr-tb"/>
    </style:style>
    <style:style style:name="co1" style:family="table-column">
      <style:table-column-properties style:column-width="2.569cm" style:use-optimal-column-width="false"/>
    </style:style>
    <style:style style:name="ro1" style:family="table-row">
      <style:table-row-properties style:row-height="0.579cm" style:use-optimal-row-height="false"/>
    </style:style>
    <style:style style:name="ro2" style:family="table-row">
      <style:table-row-properties style:row-height="0.578cm" style:use-optimal-row-height="false"/>
    </style:style>
    <style:style style:name="ro3" style:family="table-row">
      <style:table-row-properties style:row-height="0.573cm" style:use-optimal-row-height="false"/>
    </style:style>
    <style:style style:name="ce1" style:family="table-cell">
      <loext:graphic-properties draw:fill="none" draw:fill-color="#bbdefb"/>
      <style:paragraph-properties fo:border="0.03pt solid #729fcf"/>
      <style:text-properties fo:color="#4d80aa" loext:opacity="100%" fo:font-size="8pt" style:font-size-asian="8pt" style:font-size-complex="8pt"/>
    </style:style>
    <style:style style:name="ce2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#d9eeff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#d9eeff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#d9eeff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" style:family="table-cell">
      <loext:graphic-properties draw:fill="none" draw:fill-color="#bbdefb"/>
      <style:paragraph-properties fo:border="0.03pt solid #729fcf"/>
      <style:text-properties fo:color="#4d80aa" loext:opacity="100%" fo:font-size="8pt" fo:background-color="transparent" style:font-size-asian="8pt" style:font-size-complex="8pt"/>
    </style:style>
    <style:style style:name="ce9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1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" style:family="table-cell">
      <loext:graphic-properties draw:fill="none" draw:fill-color="#bbdefb"/>
      <style:paragraph-properties fo:margin-left="0cm" fo:margin-right="0cm" fo:text-indent="0cm" fo:border="0.03pt solid #729fcf"/>
      <style:text-properties fo:color="#4d80aa" loext:opacity="100%" style:font-name="Liberation Sans" fo:font-size="8pt" style:letter-kerning="true" style:font-name-asian="Microsoft YaHei" style:font-size-asian="8pt" style:font-name-complex="Lucida Sans" style:font-size-complex="8pt"/>
    </style:style>
    <style:style style:name="ce19" style:family="table-cell">
      <loext:graphic-properties draw:fill="none" draw:fill-color="#bbdefb"/>
      <style:paragraph-properties fo:margin-left="0cm" fo:margin-right="0cm" fo:text-indent="0cm" fo:border="0.03pt solid #729fcf"/>
      <style:text-properties fo:color="#4d80aa" loext:opacity="100%" style:font-name="Liberation Sans" fo:font-size="8pt" style:letter-kerning="true" style:font-name-asian="Microsoft YaHei" style:font-size-asian="8pt" style:font-name-complex="Lucida Sans" style:font-size-complex="8pt"/>
    </style:style>
    <style:style style:name="ce20" style:family="table-cell">
      <loext:graphic-properties draw:fill="none" draw:fill-color="#bbdefb"/>
      <style:paragraph-properties fo:margin-left="0cm" fo:margin-right="0cm" fo:text-indent="0cm" fo:border="0.03pt solid #729fcf"/>
      <style:text-properties fo:color="#4d80aa" loext:opacity="100%" style:font-name="Liberation Sans" fo:font-size="8pt" style:letter-kerning="true" style:font-name-asian="Microsoft YaHei" style:font-size-asian="8pt" style:font-name-complex="Lucida Sans" style:font-size-complex="8pt"/>
    </style:style>
    <style:style style:name="P1" style:family="paragraph">
      <style:paragraph-properties fo:text-align="start" style:writing-mode="lr-tb"/>
    </style:style>
    <style:style style:name="P2" style:family="paragraph">
      <style:text-properties fo:color="#4d80aa" loext:opacity="100%"/>
    </style:style>
    <style:style style:name="P3" style:family="paragraph">
      <style:text-properties fo:color="#4d80aa" loext:opacity="100%" fo:font-size="8pt" style:font-size-asian="8pt" style:font-size-complex="8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#d9eeff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" style:family="paragraph">
      <style:text-properties fo:color="#4d80aa" loext:opacity="100%" fo:background-color="transparent"/>
    </style:style>
    <style:style style:name="P8" style:family="paragraph">
      <style:text-properties fo:color="#4d80aa" loext:opacity="100%" fo:font-size="8pt" fo:background-color="transparen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Liberation Sans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cm"/>
        <style:text-properties fo:font-family="StarSymbol" fo:color="#bdbdb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андартный подход" draw:style-name="dp1" draw:master-page-name="Обычный">
        <draw:line draw:style-name="Бесцветные_20_выноски" draw:layer="layout" svg:x1="9cm" svg:y1="4cm" svg:x2="9cm" svg:y2="11.5cm">
          <text:p/>
        </draw:line>
        <draw:line draw:style-name="Бесцветные_20_выноски" draw:layer="layout" svg:x1="13cm" svg:y1="4cm" svg:x2="13cm" svg:y2="11.5cm">
          <text:p/>
        </draw:line>
        <draw:g xml:id="id2" draw:id="id2">
          <draw:custom-shape draw:name="Process" draw:style-name="gr1" draw:text-style-name="P1" draw:layer="layout" svg:width="3cm" svg:height="2.75cm" svg:x="5.5cm" svg:y="4.5cm">
            <text:p text:style-name="P1"><text:span text:style-name="T1">HTML Resul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5.714cm" svg:y="5.316cm">
            <table:table table:template-name="blue">
              <table:table-column table:style-name="co1"/>
              <table:table-row table:style-name="ro1">
                <table:table-cell table:style-name="ce1">
                  <text:p text:style-name="P2"><text:span text:style-name="T2">Template 1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Template N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draw:connector draw:style-name="Синяя_20_стрелка" draw:layer="layout" draw:type="line" svg:x1="4.5cm" svg:y1="8.375cm" svg:x2="5.5cm" svg:y2="5.875cm" draw:start-shape="id1" draw:start-glue-point="1" draw:end-shape="id2" draw:end-glue-point="3" svg:d="M4500 8375l1000-2500" svg:viewBox="0 0 1001 2501">
          <text:p/>
        </draw:connector>
        <draw:g xml:id="id1" draw:id="id1">
          <draw:custom-shape draw:name="Process" draw:style-name="gr1" draw:text-style-name="P1" draw:layer="layout" svg:width="3cm" svg:height="2.75cm" svg:x="1.5cm" svg:y="7cm">
            <text:p text:style-name="P1"><text:span text:style-name="T1">Data Mode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.714cm" svg:y="7.816cm">
            <table:table table:template-name="blue">
              <table:table-column table:style-name="co1"/>
              <table:table-row table:style-name="ro1">
                <table:table-cell table:style-name="ce1">
                  <text:p text:style-name="P2"><text:span text:style-name="T2">Property 1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Property N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g xml:id="id3" draw:id="id3">
          <draw:custom-shape draw:name="Process" draw:style-name="gr1" draw:text-style-name="P1" draw:layer="layout" svg:width="3cm" svg:height="2.75cm" svg:x="5.5cm" svg:y="9.25cm">
            <text:p text:style-name="P1"><text:span text:style-name="T1">JSON Resul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5.714cm" svg:y="10.066cm">
            <table:table table:template-name="blue">
              <table:table-column table:style-name="co1"/>
              <table:table-row table:style-name="ro1">
                <table:table-cell table:style-name="ce1">
                  <text:p text:style-name="P2"><text:span text:style-name="T2">Template 1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Template N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connector draw:style-name="Синяя_20_стрелка" draw:layer="layout" draw:type="line" svg:x1="4.5cm" svg:y1="8.375cm" svg:x2="5.5cm" svg:y2="10.625cm" draw:start-shape="id1" draw:start-glue-point="1" draw:end-shape="id3" draw:end-glue-point="3" svg:d="M4500 8375l1000 2250" svg:viewBox="0 0 1001 2251">
          <text:p/>
        </draw:connector>
        <draw:custom-shape draw:style-name="gr2" draw:text-style-name="P4" xml:id="id4" draw:id="id4" draw:layer="layout" svg:width="3cm" svg:height="1.25cm" svg:x="1.5cm" svg:y="4.5cm">
          <text:p text:style-name="P4">ModelMetadata</text:p>
          <draw:enhanced-geometry svg:viewBox="0 0 21600 21600" draw:type="rectangle" draw:enhanced-path="M 0 0 L 21600 0 21600 21600 0 21600 0 0 Z N"/>
        </draw:custom-shape>
        <draw:connector draw:style-name="Безцветная" draw:layer="layout" draw:type="line" svg:x1="4.5cm" svg:y1="5.125cm" svg:x2="5.5cm" svg:y2="5.875cm" draw:start-shape="id4" draw:start-glue-point="1" draw:end-shape="id2" draw:end-glue-point="3" svg:d="M4500 5125l1000 750" svg:viewBox="0 0 1001 751">
          <text:p/>
        </draw:connector>
        <draw:custom-shape draw:style-name="gr2" draw:text-style-name="P4" xml:id="id5" draw:id="id5" draw:layer="layout" svg:width="3cm" svg:height="1.25cm" svg:x="1.5cm" svg:y="10.75cm">
          <text:p text:style-name="P4">JSONAttributes</text:p>
          <draw:enhanced-geometry svg:viewBox="0 0 21600 21600" draw:type="rectangle" draw:enhanced-path="M 0 0 L 21600 0 21600 21600 0 21600 0 0 Z N"/>
        </draw:custom-shape>
        <draw:connector draw:style-name="Безцветная" draw:layer="layout" draw:type="line" svg:x1="4.5cm" svg:y1="11.375cm" svg:x2="5.5cm" svg:y2="10.625cm" draw:start-shape="id5" draw:start-glue-point="1" draw:end-shape="id3" draw:end-glue-point="3" svg:d="M4500 11375l1000-750" svg:viewBox="0 0 1001 751">
          <text:p/>
        </draw:connector>
        <draw:g xml:id="id6" draw:id="id6">
          <draw:custom-shape draw:name="Process" draw:style-name="gr1" draw:text-style-name="P1" draw:layer="layout" svg:width="3cm" svg:height="2.75cm" svg:x="9.5cm" svg:y="4.5cm">
            <text:p text:style-name="P1"><text:span text:style-name="T1">HTTP Bod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9.717cm" svg:y="5.305cm">
            <table:table table:template-name="blue">
              <table:table-column table:style-name="co1"/>
              <table:table-row table:style-name="ro1">
                <table:table-cell table:style-name="ce1">
                  <text:p text:style-name="P2"><text:span text:style-name="T2">name1=value1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nameN=valueN</text:span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draw:connector draw:style-name="Синяя_20_стрелка" draw:layer="layout" draw:type="line" svg:x1="8.5cm" svg:y1="5.875cm" svg:x2="9.5cm" svg:y2="5.875cm" draw:start-shape="id2" draw:start-glue-point="1" draw:end-shape="id6" draw:end-glue-point="3" svg:d="M8500 5875h1000" svg:viewBox="0 0 1001 1">
          <text:p/>
        </draw:connector>
        <draw:g xml:id="id7" draw:id="id7">
          <draw:custom-shape draw:name="Process" draw:style-name="gr1" draw:text-style-name="P1" draw:layer="layout" svg:width="3cm" svg:height="2.75cm" svg:x="9.5cm" svg:y="9.25cm">
            <text:p text:style-name="P1"><text:span text:style-name="T1">JS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9.64cm" svg:y="10.061cm">
            <table:table table:template-name="blue">
              <table:table-column table:style-name="co1"/>
              <table:table-row table:style-name="ro1">
                <table:table-cell table:style-name="ce1">
                  <text:p text:style-name="P2"><text:span text:style-name="T2">name1:value1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nameN:valueN</text:span></text:p>
                </table:table-cell>
              </table:table-row>
            </table:table>
            <draw:image xlink:href="Pictures/TablePreview5.svm" xlink:type="simple" xlink:show="embed" xlink:actuate="onLoad"/>
          </draw:frame>
        </draw:g>
        <draw:connector draw:style-name="Синяя_20_стрелка" draw:layer="layout" draw:type="line" svg:x1="8.5cm" svg:y1="10.625cm" svg:x2="9.5cm" svg:y2="10.625cm" draw:start-shape="id3" draw:start-glue-point="1" draw:end-shape="id7" draw:end-glue-point="3" svg:d="M8500 10625h1000" svg:viewBox="0 0 1001 1">
          <text:p/>
        </draw:connector>
        <draw:g xml:id="id8" draw:id="id8">
          <draw:custom-shape draw:name="Process" draw:style-name="gr1" draw:text-style-name="P1" draw:layer="layout" svg:width="3cm" svg:height="2.75cm" svg:x="13.5cm" svg:y="7cm">
            <text:p text:style-name="P1"><text:span text:style-name="T1">Bind Mode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3.714cm" svg:y="7.816cm">
            <table:table table:template-name="blue">
              <table:table-column table:style-name="co1"/>
              <table:table-row table:style-name="ro1">
                <table:table-cell table:style-name="ce1">
                  <text:p text:style-name="P2"><text:span text:style-name="T2">Property 1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3"><text:span text:style-name="T2">Property N</text:span></text:p>
                </table:table-cell>
              </table:table-row>
            </table:table>
            <draw:image xlink:href="Pictures/TablePreview6.svm" xlink:type="simple" xlink:show="embed" xlink:actuate="onLoad"/>
          </draw:frame>
        </draw:g>
        <draw:connector draw:style-name="Синяя_20_стрелка" draw:layer="layout" draw:type="line" svg:x1="12.5cm" svg:y1="5.875cm" svg:x2="13.5cm" svg:y2="8.375cm" draw:start-shape="id6" draw:start-glue-point="1" draw:end-shape="id8" draw:end-glue-point="3" svg:d="M12500 5875l1000 2500" svg:viewBox="0 0 1001 2501">
          <text:p/>
        </draw:connector>
        <draw:connector draw:style-name="Синяя_20_стрелка" draw:layer="layout" draw:type="line" svg:x1="12.5cm" svg:y1="10.625cm" svg:x2="13.5cm" svg:y2="8.375cm" draw:start-shape="id7" draw:start-glue-point="1" draw:end-shape="id8" draw:end-glue-point="3" svg:d="M12500 10625l1000-2250" svg:viewBox="0 0 1001 2251">
          <text:p/>
        </draw:connector>
        <draw:custom-shape draw:style-name="gr2" draw:text-style-name="P4" xml:id="id9" draw:id="id9" draw:layer="layout" svg:width="3cm" svg:height="1.25cm" svg:x="13.5cm" svg:y="10.75cm">
          <text:p text:style-name="P4">BindAttributes/</text:p>
          <text:p text:style-name="P4">Binders</text:p>
          <draw:enhanced-geometry svg:viewBox="0 0 21600 21600" draw:type="rectangle" draw:enhanced-path="M 0 0 L 21600 0 21600 21600 0 21600 0 0 Z N"/>
        </draw:custom-shape>
        <draw:connector draw:style-name="Безцветная" draw:layer="layout" draw:type="line" svg:x1="15cm" svg:y1="10.75cm" svg:x2="15cm" svg:y2="9.75cm" draw:start-shape="id9" draw:start-glue-point="0" draw:end-shape="id8" draw:end-glue-point="2" svg:d="M15000 10750v-1000" svg:viewBox="0 0 1 1001">
          <text:p/>
        </draw:connector>
        <draw:connector draw:style-name="Синяя_20_стрелка" draw:layer="layout" draw:line-skew="-0.266cm 5.766cm 0.015cm" svg:x1="16.5cm" svg:y1="8.375cm" svg:x2="1.5cm" svg:y2="8.375cm" draw:start-shape="id8" draw:start-glue-point="1" draw:end-shape="id1" draw:end-glue-point="3" svg:d="M16500 8375h250v3875h-15750v-3875h500" svg:viewBox="0 0 15751 3876">
          <text:p/>
        </draw:connector>
        <draw:connector draw:style-name="Безцветная" draw:layer="layout" draw:type="line" svg:x1="8.5cm" svg:y1="5.875cm" svg:x2="9.5cm" svg:y2="10.625cm" draw:start-shape="id2" draw:start-glue-point="1" draw:end-shape="id7" draw:end-glue-point="3" svg:d="M8500 5875l1000 4750" svg:viewBox="0 0 1001 4751">
          <text:p/>
        </draw:connector>
        <draw:g>
          <draw:frame draw:style-name="gr3" draw:text-style-name="P4" draw:layer="layout" svg:width="15.75cm" svg:height="0.767cm" svg:x="1cm" svg:y="1cm">
            <draw:text-box>
              <text:p>Стандартный подход</text:p>
            </draw:text-box>
          </draw:frame>
          <draw:line draw:style-name="Синяя_20_линия" draw:layer="layout" svg:x1="1cm" svg:y1="1.75cm" svg:x2="16.75cm" svg:y2="1.75cm">
            <text:p/>
          </draw:line>
        </draw:g>
        <draw:custom-shape draw:name="Callout-5" draw:style-name="gr4" draw:text-style-name="P4" draw:layer="layout" svg:width="3.988cm" svg:height="1cm" svg:x="9.75cm" svg:y="2.25cm">
          <text:p text:style-name="P4">Работа UI</text:p>
          <draw:enhanced-geometry draw:mirror-horizontal="false" draw:mirror-vertical="false" svg:viewBox="0 0 0 0" draw:text-areas="0 0 ?f4 ?f7" draw:type="ooxml-accentCallout1" draw:modifiers="70829.1708291708 -2907.99699172725 176523.476523477 -18876.9115066433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y-maximum="2147483647" draw:handle-range-x-maximum="2147483647" draw:handle-range-x-minimum="-2147483647" draw:handle-range-y-minimum="-2147483647"/>
            <draw:handle draw:handle-position="?f3 ?f2" draw:handle-range-y-maximum="2147483647" draw:handle-range-x-maximum="2147483647" draw:handle-range-x-minimum="-2147483647" draw:handle-range-y-minimum="-2147483647"/>
          </draw:enhanced-geometry>
        </draw:custom-shape>
        <draw:custom-shape draw:name="Callout-5_0" draw:style-name="gr5" draw:text-style-name="P4" draw:layer="layout" svg:width="2.988cm" svg:height="1cm" svg:x="13.762cm" svg:y="2.25cm">
          <text:p text:style-name="P4">Binding до вызова</text:p>
          <text:p text:style-name="P4">контроллера</text:p>
          <draw:enhanced-geometry draw:mirror-horizontal="false" draw:mirror-vertical="false" svg:viewBox="0 0 0 0" draw:text-areas="0 0 ?f4 ?f7" draw:type="ooxml-accentCallout1" draw:modifiers="67932.0679320679 -4416.19270659083 172627.372627373 -25092.004014720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y-maximum="2147483647" draw:handle-range-x-maximum="2147483647" draw:handle-range-x-minimum="-2147483647" draw:handle-range-y-minimum="-2147483647"/>
            <draw:handle draw:handle-position="?f3 ?f2" draw:handle-range-y-maximum="2147483647" draw:handle-range-x-maximum="2147483647" draw:handle-range-x-minimum="-2147483647" draw:handle-range-y-minimum="-2147483647"/>
          </draw:enhanced-geometry>
        </draw:custom-shape>
        <draw:custom-shape draw:name="Callout-5_1" draw:style-name="gr6" draw:text-style-name="P4" draw:layer="layout" svg:width="2.988cm" svg:height="0.75cm" svg:x="9.75cm" svg:y="12.5cm">
          <text:p text:style-name="P4">Работа контроллера</text:p>
          <draw:enhanced-geometry draw:mirror-horizontal="false" draw:mirror-vertical="false" svg:viewBox="0 0 0 0" draw:text-areas="0 0 ?f4 ?f7" draw:type="ooxml-accentCallout1" draw:modifiers="43541.9440745673 -3780.52860488458 -33422.103861518 -24121.7798594848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y-maximum="2147483647" draw:handle-range-x-maximum="2147483647" draw:handle-range-x-minimum="-2147483647" draw:handle-range-y-minimum="-2147483647"/>
            <draw:handle draw:handle-position="?f3 ?f2" draw:handle-range-y-maximum="2147483647" draw:handle-range-x-maximum="2147483647" draw:handle-range-x-minimum="-2147483647" draw:handle-range-y-minimum="-2147483647"/>
          </draw:enhanced-geometry>
        </draw:custom-shape>
      </draw:page>
      <draw:page draw:name="С использованием FormModel" draw:style-name="dp1" draw:master-page-name="Обычный">
        <draw:g xml:id="id11" draw:id="id11">
          <draw:custom-shape draw:name="Process" draw:style-name="gr1" draw:text-style-name="P1" draw:layer="layout" svg:width="3cm" svg:height="2.75cm" svg:x="5cm" svg:y="6.25cm">
            <text:p text:style-name="P1"><text:span text:style-name="T1">Form Mode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5cm" svg:x="5.214cm" svg:y="7.066cm">
            <table:table table:template-name="blue">
              <table:table-column table:style-name="co1"/>
              <table:table-row table:style-name="ro1">
                <table:table-cell table:style-name="ce2">
                  <text:p text:style-name="P5">Element 1</text:p>
                </table:table-cell>
              </table:table-row>
              <table:table-row table:style-name="ro1">
                <table:table-cell table:style-name="ce3">
                  <text:p text:style-name="P5">...</text:p>
                </table:table-cell>
              </table:table-row>
              <table:table-row table:style-name="ro2">
                <table:table-cell table:style-name="ce4">
                  <text:p text:style-name="P5">Element N</text:p>
                </table:table-cell>
              </table:table-row>
            </table:table>
            <draw:image xlink:href="Pictures/TablePreview7.svm" xlink:type="simple" xlink:show="embed" xlink:actuate="onLoad"/>
          </draw:frame>
        </draw:g>
        <draw:g>
          <draw:custom-shape draw:name="Process" draw:style-name="gr1" draw:text-style-name="P1" draw:layer="layout" svg:width="3cm" svg:height="2.75cm" svg:x="1cm" svg:y="6.25cm">
            <text:p text:style-name="P1"><text:span text:style-name="T1">Data Mode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.214cm" svg:y="7.066cm">
            <table:table table:template-name="blue">
              <table:table-column table:style-name="co1"/>
              <table:table-row table:style-name="ro1">
                <table:table-cell table:style-name="ce5">
                  <text:p text:style-name="P6">Property 1</text:p>
                </table:table-cell>
              </table:table-row>
              <table:table-row table:style-name="ro1">
                <table:table-cell table:style-name="ce6">
                  <text:p text:style-name="P6">...</text:p>
                </table:table-cell>
              </table:table-row>
              <table:table-row table:style-name="ro1">
                <table:table-cell table:style-name="ce7">
                  <text:p text:style-name="P6">Property N</text:p>
                </table:table-cell>
              </table:table-row>
            </table:table>
            <draw:image xlink:href="Pictures/TablePreview8.svm" xlink:type="simple" xlink:show="embed" xlink:actuate="onLoad"/>
          </draw:frame>
        </draw:g>
        <draw:g>
          <draw:custom-shape draw:name="Process" draw:style-name="gr1" draw:text-style-name="P1" draw:layer="layout" svg:width="3cm" svg:height="2.75cm" svg:x="9cm" svg:y="4cm">
            <text:p text:style-name="P1"><text:span text:style-name="T1">HTML Resul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9.214cm" svg:y="4.816cm">
            <table:table table:template-name="blue">
              <table:table-column table:style-name="co1"/>
              <table:table-row table:style-name="ro3">
                <table:table-cell table:style-name="ce8">
                  <text:p text:style-name="P7"><text:span text:style-name="T2">Template 1</text:span></text:p>
                </table:table-cell>
              </table:table-row>
              <table:table-row table:style-name="ro1">
                <table:table-cell table:style-name="ce8">
                  <text:p text:style-name="P8"><text:span text:style-name="T2">...</text:span></text:p>
                </table:table-cell>
              </table:table-row>
              <table:table-row table:style-name="ro1">
                <table:table-cell table:style-name="ce8">
                  <text:p text:style-name="P8"><text:span text:style-name="T2">Template N</text:span></text:p>
                </table:table-cell>
              </table:table-row>
            </table:table>
            <draw:image xlink:href="Pictures/TablePreview9.svm" xlink:type="simple" xlink:show="embed" xlink:actuate="onLoad"/>
          </draw:frame>
        </draw:g>
        <draw:g>
          <draw:frame draw:style-name="gr7" draw:text-style-name="P4" draw:layer="layout" svg:width="19cm" svg:height="0.767cm" svg:x="1cm" svg:y="1.008cm">
            <draw:text-box>
              <text:p text:style-name="P4">С использованием FormModel</text:p>
            </draw:text-box>
          </draw:frame>
          <draw:line draw:style-name="Синяя_20_линия" draw:layer="layout" svg:x1="1cm" svg:y1="1.75cm" svg:x2="20cm" svg:y2="1.75cm">
            <text:p/>
          </draw:line>
        </draw:g>
        <draw:g>
          <draw:custom-shape draw:name="Process" draw:style-name="gr1" draw:text-style-name="P1" draw:layer="layout" svg:width="3cm" svg:height="2.75cm" svg:x="9cm" svg:y="8.5cm">
            <text:p text:style-name="P1"><text:span text:style-name="T1">JSON Resul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9.214cm" svg:y="9.316cm">
            <table:table table:template-name="blue">
              <table:table-column table:style-name="co1"/>
              <table:table-row table:style-name="ro1">
                <table:table-cell table:style-name="ce9">
                  <text:p text:style-name="P6">Template 1</text:p>
                </table:table-cell>
              </table:table-row>
              <table:table-row table:style-name="ro1">
                <table:table-cell table:style-name="ce10">
                  <text:p text:style-name="P6">...</text:p>
                </table:table-cell>
              </table:table-row>
              <table:table-row table:style-name="ro1">
                <table:table-cell table:style-name="ce11">
                  <text:p text:style-name="P6">Template N</text:p>
                </table:table-cell>
              </table:table-row>
            </table:table>
            <draw:image xlink:href="Pictures/TablePreview10.svm" xlink:type="simple" xlink:show="embed" xlink:actuate="onLoad"/>
          </draw:frame>
        </draw:g>
        <draw:g>
          <draw:custom-shape draw:name="Process" draw:style-name="gr1" draw:text-style-name="P1" draw:layer="layout" svg:width="3cm" svg:height="2.75cm" svg:x="13cm" svg:y="4cm">
            <text:p text:style-name="P1"><text:span text:style-name="T1">HTTP Bod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3.214cm" svg:y="4.816cm">
            <table:table table:template-name="blue">
              <table:table-column table:style-name="co1"/>
              <table:table-row table:style-name="ro1">
                <table:table-cell table:style-name="ce12">
                  <text:p text:style-name="P6">name1=value1</text:p>
                </table:table-cell>
              </table:table-row>
              <table:table-row table:style-name="ro1">
                <table:table-cell table:style-name="ce13">
                  <text:p text:style-name="P6">...</text:p>
                </table:table-cell>
              </table:table-row>
              <table:table-row table:style-name="ro1">
                <table:table-cell table:style-name="ce14">
                  <text:p text:style-name="P6">nameN=valueN</text:p>
                </table:table-cell>
              </table:table-row>
            </table:table>
            <draw:image xlink:href="Pictures/TablePreview11.svm" xlink:type="simple" xlink:show="embed" xlink:actuate="onLoad"/>
          </draw:frame>
        </draw:g>
        <draw:g>
          <draw:custom-shape draw:name="Process" draw:style-name="gr1" draw:text-style-name="P1" draw:layer="layout" svg:width="3cm" svg:height="2.75cm" svg:x="13cm" svg:y="8.5cm">
            <text:p text:style-name="P1"><text:span text:style-name="T1">JS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3.197cm" svg:y="9.311cm">
            <table:table table:template-name="blue">
              <table:table-column table:style-name="co1"/>
              <table:table-row table:style-name="ro1">
                <table:table-cell table:style-name="ce15">
                  <text:p text:style-name="P6">name1: value1</text:p>
                </table:table-cell>
              </table:table-row>
              <table:table-row table:style-name="ro1">
                <table:table-cell table:style-name="ce16">
                  <text:p text:style-name="P6">...</text:p>
                </table:table-cell>
              </table:table-row>
              <table:table-row table:style-name="ro1">
                <table:table-cell table:style-name="ce17">
                  <text:p text:style-name="P6">nameN: valueN</text:p>
                </table:table-cell>
              </table:table-row>
            </table:table>
            <draw:image xlink:href="Pictures/TablePreview12.svm" xlink:type="simple" xlink:show="embed" xlink:actuate="onLoad"/>
          </draw:frame>
        </draw:g>
        <draw:connector draw:style-name="gr8" draw:layer="layout" draw:type="line" svg:x1="4cm" svg:y1="7.625cm" svg:x2="5cm" svg:y2="7.625cm" svg:d="M4000 7625h1000" svg:viewBox="0 0 1001 1">
          <text:p/>
        </draw:connector>
        <draw:connector draw:style-name="Синяя_20_стрелка" draw:layer="layout" draw:type="line" svg:x1="8cm" svg:y1="7.625cm" svg:x2="9cm" svg:y2="5.375cm" svg:d="M8000 7625l1000-2250" svg:viewBox="0 0 1001 2251">
          <text:p/>
        </draw:connector>
        <draw:connector draw:style-name="Синяя_20_стрелка" draw:layer="layout" draw:type="line" svg:x1="8cm" svg:y1="7.625cm" svg:x2="9cm" svg:y2="9.875cm" svg:d="M8000 7625l1000 2250" svg:viewBox="0 0 1001 2251">
          <text:p/>
        </draw:connector>
        <draw:connector draw:style-name="Синяя_20_стрелка" draw:layer="layout" draw:type="line" svg:x1="12cm" svg:y1="5.375cm" svg:x2="13cm" svg:y2="5.375cm" svg:d="M12000 5375h1000" svg:viewBox="0 0 1001 1">
          <text:p/>
        </draw:connector>
        <draw:connector draw:style-name="Синяя_20_стрелка" draw:layer="layout" draw:type="line" svg:x1="12cm" svg:y1="9.875cm" svg:x2="13cm" svg:y2="9.875cm" svg:d="M12000 9875h1000" svg:viewBox="0 0 1001 1">
          <text:p/>
        </draw:connector>
        <draw:connector draw:style-name="Синяя_20_стрелка" draw:layer="layout" draw:line-skew="1.984cm" svg:x1="18.5cm" svg:y1="9cm" svg:x2="6.5cm" svg:y2="9cm" draw:start-shape="id10" draw:start-glue-point="2" draw:end-shape="id11" draw:end-glue-point="2" svg:d="M18500 9000v2500h-12000v-2500" svg:viewBox="0 0 12001 2501">
          <text:p/>
        </draw:connector>
        <draw:connector draw:style-name="Безцветная" draw:layer="layout" draw:type="line" svg:x1="12cm" svg:y1="5.375cm" svg:x2="13cm" svg:y2="9.875cm" svg:d="M12000 5375l1000 4500" svg:viewBox="0 0 1001 4501">
          <text:p/>
        </draw:connector>
        <draw:g xml:id="id10" draw:id="id10">
          <draw:custom-shape draw:name="Process" draw:style-name="gr1" draw:text-style-name="P1" draw:layer="layout" svg:width="3cm" svg:height="2.75cm" svg:x="17cm" svg:y="6.25cm">
            <text:p text:style-name="P1"><text:span text:style-name="T1">Virtual collecti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7.214cm" svg:y="7.066cm">
            <table:table table:template-name="blue">
              <table:table-column table:style-name="co1"/>
              <table:table-row table:style-name="ro1">
                <table:table-cell table:style-name="ce18"/>
              </table:table-row>
              <table:table-row table:style-name="ro1">
                <table:table-cell table:style-name="ce19"/>
              </table:table-row>
              <table:table-row table:style-name="ro1">
                <table:table-cell table:style-name="ce20"/>
              </table:table-row>
            </table:table>
            <draw:image xlink:href="Pictures/TablePreview13.svm" xlink:type="simple" xlink:show="embed" xlink:actuate="onLoad"/>
          </draw:frame>
        </draw:g>
        <draw:connector draw:style-name="Синяя_20_стрелка" draw:layer="layout" draw:type="line" svg:x1="16cm" svg:y1="5.375cm" svg:x2="17cm" svg:y2="7.625cm" svg:d="M16000 5375l1000 2250" svg:viewBox="0 0 1001 2251">
          <text:p/>
        </draw:connector>
        <draw:connector draw:style-name="Синяя_20_стрелка" draw:layer="layout" draw:type="line" svg:x1="16cm" svg:y1="9.875cm" svg:x2="17cm" svg:y2="7.625cm" svg:d="M16000 9875l1000-2250" svg:viewBox="0 0 1001 2251">
          <text:p/>
        </draw:connector>
        <draw:custom-shape draw:name="Callout-5_2" draw:style-name="gr9" draw:layer="layout" svg:width="4.015cm" svg:height="1.5cm" svg:x="2.235cm" svg:y="4.25cm">
          <text:p text:style-name="P4">Необходимые данные для:</text:p>
          <text:list text:style-name="L3">
            <text:list-item>
              <text:p text:style-name="P9"><text:span text:style-name="T3">Получения значения</text:span></text:p>
            </text:list-item>
            <text:list-item>
              <text:p text:style-name="P9"><text:span text:style-name="T3">Генерации HTML/JSON</text:span></text:p>
            </text:list-item>
            <text:list-item>
              <text:p text:style-name="P9"><text:span text:style-name="T3">Обновления данных модели</text:span></text:p>
            </text:list-item>
          </text:list>
          <draw:enhanced-geometry draw:mirror-horizontal="false" draw:mirror-vertical="false" svg:viewBox="0 0 0 0" draw:text-areas="0 0 ?f4 ?f7" draw:type="ooxml-accentCallout1" draw:modifiers="75224.7752247752 105289.546252194 200466.355762825 133889.44223107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y-maximum="2147483647" draw:handle-range-x-maximum="2147483647" draw:handle-range-x-minimum="-2147483647" draw:handle-range-y-minimum="-2147483647"/>
            <draw:handle draw:handle-position="?f3 ?f2" draw:handle-range-y-maximum="2147483647" draw:handle-range-x-maximum="2147483647" draw:handle-range-x-minimum="-2147483647" draw:handle-range-y-minimum="-2147483647"/>
          </draw:enhanced-geometry>
        </draw:custom-shape>
        <draw:g>
          <draw:line draw:style-name="Бесцветные_20_выноски" draw:layer="layout" svg:x1="12.5cm" svg:y1="4cm" svg:x2="12.5cm" svg:y2="11.25cm">
            <text:p/>
          </draw:line>
          <draw:custom-shape draw:name="Callout-5_3" draw:style-name="gr10" draw:text-style-name="P4" draw:layer="layout" svg:width="3.988cm" svg:height="1cm" svg:x="13.25cm" svg:y="2.25cm">
            <text:p text:style-name="P4">Работа UI</text:p>
            <draw:enhanced-geometry draw:mirror-horizontal="false" draw:mirror-vertical="false" svg:viewBox="0 0 0 0" draw:text-areas="0 0 ?f4 ?f7" draw:type="ooxml-accentCallout1" draw:modifiers="70829.1708291708 -2907.99699172725 176523.476523477 -18876.9115066433" draw:enhanced-path="M 0 0 L ?f4 0 ?f4 ?f7 0 ?f7 Z S N M ?f1 0 L ?f1 ?f7 F N M ?f1 ?f0 L ?f3 ?f2 F N">
              <draw:equation draw:name="f0" draw:formula="logheight*$0 /100000"/>
              <draw:equation draw:name="f1" draw:formula="logwidth*$1 /100000"/>
              <draw:equation draw:name="f2" draw:formula="logheight*$2 /100000"/>
              <draw:equation draw:name="f3" draw:formula="logwidth*$3 /100000"/>
              <draw:equation draw:name="f4" draw:formula="logwidth"/>
              <draw:equation draw:name="f5" draw:formula="logheight/2"/>
              <draw:equation draw:name="f6" draw:formula="logwidth/2"/>
              <draw:equation draw:name="f7" draw:formula="logheight"/>
              <draw:handle draw:handle-position="?f1 ?f0" draw:handle-range-y-maximum="2147483647" draw:handle-range-x-maximum="2147483647" draw:handle-range-x-minimum="-2147483647" draw:handle-range-y-minimum="-2147483647"/>
              <draw:handle draw:handle-position="?f3 ?f2" draw:handle-range-y-maximum="2147483647" draw:handle-range-x-maximum="2147483647" draw:handle-range-x-minimum="-2147483647" draw:handle-range-y-minimum="-2147483647"/>
            </draw:enhanced-geometry>
          </draw:custom-shape>
        </draw:g>
        <draw:g>
          <draw:line draw:style-name="Бесцветные_20_выноски" draw:layer="layout" svg:x1="16.5cm" svg:y1="4cm" svg:x2="16.5cm" svg:y2="11.25cm">
            <text:p/>
          </draw:line>
          <draw:custom-shape draw:name="Callout-5_4" draw:style-name="gr4" draw:layer="layout" svg:width="2.988cm" svg:height="1cm" svg:x="17.262cm" svg:y="2.25cm">
            <text:p>Binding до вызова</text:p>
            <text:p>контроллера</text:p>
            <draw:enhanced-geometry draw:mirror-horizontal="false" draw:mirror-vertical="false" svg:viewBox="0 0 0 0" draw:text-areas="0 0 ?f4 ?f7" draw:type="ooxml-accentCallout1" draw:modifiers="67932.0679320679 -4416.19270659083 172627.372627373 -25092.0040147206" draw:enhanced-path="M 0 0 L ?f4 0 ?f4 ?f7 0 ?f7 Z S N M ?f1 0 L ?f1 ?f7 F N M ?f1 ?f0 L ?f3 ?f2 F N">
              <draw:equation draw:name="f0" draw:formula="logheight*$0 /100000"/>
              <draw:equation draw:name="f1" draw:formula="logwidth*$1 /100000"/>
              <draw:equation draw:name="f2" draw:formula="logheight*$2 /100000"/>
              <draw:equation draw:name="f3" draw:formula="logwidth*$3 /100000"/>
              <draw:equation draw:name="f4" draw:formula="logwidth"/>
              <draw:equation draw:name="f5" draw:formula="logheight/2"/>
              <draw:equation draw:name="f6" draw:formula="logwidth/2"/>
              <draw:equation draw:name="f7" draw:formula="logheight"/>
              <draw:handle draw:handle-position="?f1 ?f0" draw:handle-range-y-maximum="2147483647" draw:handle-range-x-maximum="2147483647" draw:handle-range-x-minimum="-2147483647" draw:handle-range-y-minimum="-2147483647"/>
              <draw:handle draw:handle-position="?f3 ?f2" draw:handle-range-y-maximum="2147483647" draw:handle-range-x-maximum="2147483647" draw:handle-range-x-minimum="-2147483647" draw:handle-range-y-minimum="-2147483647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 draw:shadow-color="#000000"/>
      <style:text-properties fo:color="#4d80aa" loext:opacity="100%" fo:font-size="16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loext:hidden="true" style:hidden="true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loext:hidden="true" style:hidden="true" style:parent-style-name="Shapes">
      <style:graphic-properties draw:fill="gradient" draw:fill-gradient-name="Заливка"/>
    </style:style>
    <style:style style:name="Filled_20_Blue" style:display-name="Filled Blue" style:family="graphic" loext:hidden="true" style:hidden="true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loext:hidden="true" style:hidden="true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loext:hidden="true" style:hidden="true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loext:hidden="true" style:hidden="true" style:parent-style-name="Filled">
      <style:graphic-properties draw:fill-gradient-name="Заливка_20_жёлтым"/>
      <style:text-properties fo:color="#ffffff" loext:opacity="100%"/>
    </style:style>
    <style:style style:name="Outlined" style:family="graphic" loext:hidden="true" style:hidden="true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loext:hidden="true" style:hidden="true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loext:hidden="true" style:hidden="true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loext:hidden="true" style:hidden="true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loext:hidden="true" style:hidden="true" style:parent-style-name="Outlined">
      <style:graphic-properties draw:stroke="solid" svg:stroke-color="#b47804"/>
      <style:text-properties fo:color="#b47804" loext:opacity="100%"/>
    </style:style>
    <style:style style:name="Lines" style:family="graphic" loext:hidden="true" style:hidden="true" style:parent-style-name="Graphic">
      <style:graphic-properties draw:stroke="solid" svg:stroke-color="#000000" draw:fill="none"/>
    </style:style>
    <style:style style:name="Arrow_20_Line" style:display-name="Arrow Line" style:family="graphic" loext:hidden="true" style:hidden="true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loext:hidden="true" style:hidden="true" style:parent-style-name="Lines">
      <style:graphic-properties draw:stroke="dash"/>
    </style:style>
    <style:style style:name="Синие_20_блоки" style:display-name="Синие блоки" style:family="graphic" style:parent-style-name="Graphic">
      <style:graphic-properties draw:stroke="solid" draw:stroke-dash="Dashed_20__28_var_29__20_2" svg:stroke-width="0.03cm" svg:stroke-color="#77a8d0" draw:marker-start-width="0.28cm" draw:marker-start-center="false" draw:marker-end-width="0.28cm" draw:marker-end-center="false" draw:fill="solid" draw:fill-color="#d9ee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>
        <text:list-style style:name="Синие_20_блоки" style:display-name="Синие блоки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fo:font-size="10pt" fo:language="en" fo:country="GB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Синяя_20_стрелка" style:display-name="Синяя стрелка" style:family="graphic" style:parent-style-name="Graphic">
      <style:graphic-properties svg:stroke-width="0.03cm" svg:stroke-color="#4d80aa" draw:marker-start-width="0.26cm" draw:marker-end="Concave" draw:marker-end-width="0.28cm" draw:fill="solid" draw:fill-color="#ffffff" draw:textarea-vertical-align="middle" draw:shadow-color="#000000"/>
      <style:paragraph-properties fo:text-align="center">
        <style:tab-stops/>
      </style:paragraph-properties>
      <style:text-properties fo:color="#2979ff" loext:opacity="100%" fo:font-size="11pt" fo:background-color="transparent"/>
    </style:style>
    <style:style style:name="Бесцветные" style:family="graphic" style:parent-style-name="Синие_20_блоки">
      <style:graphic-properties svg:stroke-color="#b5b5b5" draw:fill="solid" draw:fill-color="#f5f5f5"/>
      <style:text-properties fo:color="#b0b0b0" loext:opacity="100%"/>
    </style:style>
    <style:style style:name="Безцветная" style:family="graphic" style:parent-style-name="Синяя_20_стрелка">
      <style:graphic-properties svg:stroke-color="#b0b0b0"/>
    </style:style>
    <style:style style:name="Синие_20_выноски" style:display-name="Синие выноски" style:family="graphic" style:parent-style-name="Graphic">
      <style:graphic-properties draw:stroke="solid" draw:stroke-dash="Dashed_20__28_var_29__20_2" svg:stroke-width="0.03cm" svg:stroke-color="#77a8d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width="true" draw:fit-to-size="false" style:shrink-to-fit="false" draw:fit-to-contour="false" fo:max-height="0cm" fo:max-width="0cm" fo:min-width="0cm" fo:padding-top="0.125cm" fo:padding-bottom="0.125cm" fo:padding-left="0cm" fo:padding-right="0.25cm" fo:wrap-option="no-wrap" draw:shadow="hidden" draw:shadow-offset-x="0.03cm" draw:shadow-offset-y="0.03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2cm" draw:start-line-spacing-vertical="0.25cm" draw:end-line-spacing-horizontal="0.25cm" draw:end-line-spacing-vertical="0.25cm" draw:line-distance="0.3cm">
        <text:list-style style:name="Синие_20_выноски" style:display-name="Синие выноски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Синяя_20_линия" style:display-name="Синяя линия" style:family="graphic" style:parent-style-name="Graphic">
      <style:graphic-properties svg:stroke-width="0.03cm" svg:stroke-color="#4d80aa" draw:marker-start-width="0.25cm" draw:marker-end-width="0.25cm" draw:fill="solid" draw:fill-color="#ffffff" draw:shadow-color="#000000"/>
    </style:style>
    <style:style style:name="Бесцветные_20_выноски" style:display-name="Бесцветные выноски" style:family="graphic" style:parent-style-name="Синие_20_выноски">
      <style:graphic-properties svg:stroke-color="#b5b5b5"/>
      <style:text-properties fo:color="#b0b0b0" loext:opacity="10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1</svg:title>
      </draw:layer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7T21:03:00.376000000</meta:creation-date>
    <meta:editing-duration>PT2H41M48S</meta:editing-duration>
    <meta:editing-cycles>37</meta:editing-cycles>
    <meta:generator>LibreOffice/7.0.3.1$Windows_X86_64 LibreOffice_project/d7547858d014d4cf69878db179d326fc3483e082</meta:generator>
    <dc:title>Диаграммы</dc:title>
    <dc:date>2020-12-18T18:05:47.313000000</dc:date>
    <meta:document-statistic meta:object-count="80"/>
    <meta:template xlink:type="simple" xlink:actuate="onRequest" xlink:title="Диаграммы" xlink:href="../../../../Users/Dell/AppData/Roaming/LibreOffice/4/user/template/Диаграммы.otg" meta:date="2020-12-17T21:03:00.069000000"/>
  </office:meta>
</office:document-meta>
</file>